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="" draw:marker-end-width="0.252cm" draw:fill-color="#dbfe95" draw:textarea-horizontal-align="justify" draw:textarea-vertical-align="middle" draw:auto-grow-height="false" fo:min-height="0.366cm" fo:min-width="2.19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="" draw:marker-end-width="0.252cm" draw:fill-color="#dbfe95" draw:textarea-horizontal-align="justify" draw:textarea-vertical-align="middle" draw:auto-grow-height="false" fo:min-height="0.366cm" fo:min-width="1.81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="" draw:marker-end-width="0.252cm" draw:fill-color="#dbfe95" draw:textarea-horizontal-align="justify" draw:textarea-vertical-align="middle" draw:auto-grow-height="false" fo:min-height="0.366cm" fo:min-width="2.43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="" draw:marker-end-width="0.252cm" draw:fill-color="#ffffbf" draw:textarea-horizontal-align="justify" draw:textarea-vertical-align="middle" draw:auto-grow-height="false" fo:min-height="0.366cm" fo:min-width="1.81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="" draw:marker-end-width="0.252cm" draw:fill-color="#e5e5ff" draw:textarea-horizontal-align="justify" draw:textarea-vertical-align="middle" draw:auto-grow-height="false" fo:min-height="0.75cm" fo:min-width="1.81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="" draw:marker-end-width="0.252cm" draw:fill-color="#ffffbf" draw:textarea-horizontal-align="justify" draw:textarea-vertical-align="middle" draw:auto-grow-height="false" fo:min-height="0.366cm" fo:min-width="2.19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="" draw:marker-end-width="0.252cm" draw:fill-color="#e5e5ff" draw:textarea-horizontal-align="justify" draw:textarea-vertical-align="middle" draw:auto-grow-height="false" fo:min-height="0.366cm" fo:min-width="2.19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="" draw:marker-end-width="0.252cm" draw:fill-color="#dbfe95" draw:textarea-horizontal-align="justify" draw:textarea-vertical-align="middle" draw:auto-grow-height="false" fo:min-height="0.366cm" fo:min-width="2.05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="" draw:marker-end-width="0.252cm" draw:fill-color="#cccccc" draw:textarea-horizontal-align="justify" draw:textarea-vertical-align="middle" draw:auto-grow-height="false" fo:min-height="0.366cm" fo:min-width="2.19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="" draw:marker-end-width="0.252cm" draw:fill-color="#ffcfff" draw:textarea-horizontal-align="justify" draw:textarea-vertical-align="middle" draw:auto-grow-height="false" fo:min-height="0.366cm" fo:min-width="2.196cm" fo:padding-top="0.142cm" fo:padding-bottom="0.142cm" fo:padding-left="0.267cm" fo:padding-right="0.267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bfe95"/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bf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-color="#e5e5ff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cccccc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-color="#ffcfff"/>
      <style:paragraph-properties fo:text-align="center"/>
      <style:text-properties fo:font-size="10.5pt" style:font-size-asian="10.5pt" style:font-size-complex="10.5pt"/>
    </style:style>
    <style:style style:name="P8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2.948cm" svg:height="0.701cm" svg:x="11.076cm" svg:y="12.124cm">
            <text:p text:style-name="P1"><text:span text:style-name="T1">Entry Updat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3" draw:layer="layout" svg:x1="12.168cm" svg:y1="12.825cm" svg:x2="11.106cm" svg:y2="14.395cm">
            <text:p/>
          </draw:line>
          <draw:custom-shape draw:style-name="gr3" draw:text-style-name="P2" draw:layer="layout" svg:width="2.54cm" svg:height="0.701cm" svg:x="9.83cm" svg:y="14.395cm">
            <text:p text:style-name="P1"><text:span text:style-name="T1">Path Chang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3" draw:layer="layout" svg:x1="12.838cm" svg:y1="12.825cm" svg:x2="13.9cm" svg:y2="14.395cm">
            <text:p/>
          </draw:line>
          <draw:custom-shape draw:style-name="gr3" draw:text-style-name="P2" draw:layer="layout" svg:width="2.54cm" svg:height="0.701cm" svg:x="12.778cm" svg:y="14.395cm">
            <text:p text:style-name="P1"><text:span text:style-name="T1">Prepending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draw:layer="layout" svg:width="3.202cm" svg:height="0.701cm" svg:x="6.25cm" svg:y="14.395cm">
            <text:p text:style-name="P1"><text:span text:style-name="T1">Attribute Chang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draw:layer="layout" svg:width="2.54cm" svg:height="0.701cm" svg:x="15.802cm" svg:y="14.395cm">
            <text:p text:style-name="P1"><text:span text:style-name="T1">Flapping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4" draw:layer="layout" svg:width="2.54cm" svg:height="0.701cm" svg:x="3.356cm" svg:y="14.395cm">
            <text:p text:style-name="P1"><text:span text:style-name="T1">New Prefi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4" draw:layer="layout" svg:width="2.54cm" svg:height="0.701cm" svg:x="0.354cm" svg:y="14.395cm">
            <text:p text:style-name="P1"><text:span text:style-name="T1">Remove Prefi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" draw:text-style-name="P5" draw:layer="layout" svg:width="2.54cm" svg:height="1.116cm" svg:x="18.85cm" svg:y="14.395cm">
            <text:p text:style-name="P1"><text:span text:style-name="T1">Duplicate</text:span></text:p>
            <text:p text:style-name="P1"><text:span text:style-name="T1">Withdraw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3" draw:layer="layout" svg:x1="23.144cm" svg:y1="12.825cm" svg:x2="23.144cm" svg:y2="14.556cm">
            <text:p/>
          </draw:line>
          <draw:custom-shape draw:style-name="gr6" draw:text-style-name="P5" draw:layer="layout" svg:width="2.54cm" svg:height="1.116cm" svg:x="21.898cm" svg:y="14.395cm">
            <text:p text:style-name="P1"><text:span text:style-name="T1">Duplicate</text:span></text:p>
            <text:p text:style-name="P1"><text:span text:style-name="T1">Announc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6" draw:text-style-name="P5" draw:layer="layout" svg:width="2.54cm" svg:height="1.116cm" svg:x="24.892cm" svg:y="14.395cm">
            <text:p text:style-name="P1"><text:span text:style-name="T1">Session</text:span></text:p>
            <text:p text:style-name="P1"><text:span text:style-name="T1">Reset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4" draw:layer="layout" svg:width="2.948cm" svg:height="0.701cm" svg:x="1.708cm" svg:y="12.124cm">
            <text:p text:style-name="P1"><text:span text:style-name="T1">Change Siz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3" draw:layer="layout" svg:x1="22.282cm" svg:y1="12.825cm" svg:x2="19.996cm" svg:y2="14.395cm">
            <text:p/>
          </draw:line>
          <draw:line draw:style-name="gr7" draw:text-style-name="P3" draw:layer="layout" svg:x1="24.06cm" svg:y1="12.825cm" svg:x2="26.092cm" svg:y2="14.395cm">
            <text:p/>
          </draw:line>
          <draw:custom-shape draw:style-name="gr9" draw:text-style-name="P5" draw:layer="layout" svg:width="2.948cm" svg:height="0.701cm" svg:x="21.62cm" svg:y="12.124cm">
            <text:p text:style-name="P1"><text:span text:style-name="T1">No Chang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3" draw:layer="layout" svg:x1="10.652cm" svg:y1="15.096cm" svg:x2="9.582cm" svg:y2="16.673cm">
            <text:p/>
          </draw:line>
          <draw:custom-shape draw:style-name="gr3" draw:text-style-name="P2" draw:layer="layout" svg:width="2.54cm" svg:height="0.701cm" svg:x="8.354cm" svg:y="16.673cm">
            <text:p text:style-name="P1"><text:span text:style-name="T1">Path Chang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2" draw:layer="layout" svg:width="2.794cm" svg:height="0.701cm" svg:x="11.402cm" svg:y="16.673cm">
            <text:p text:style-name="P1"><text:span text:style-name="T1">Origin Chang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3" draw:layer="layout" svg:x1="12.376cm" svg:y1="10.139cm" svg:x2="22.79cm" svg:y2="12.124cm">
            <text:p/>
          </draw:line>
          <draw:line draw:style-name="gr2" draw:text-style-name="P3" draw:layer="layout" svg:x1="12.63cm" svg:y1="10.139cm" svg:x2="3.486cm" svg:y2="12.124cm">
            <text:p/>
          </draw:line>
          <draw:custom-shape draw:style-name="gr11" draw:text-style-name="P6" draw:layer="layout" svg:width="2.948cm" svg:height="0.701cm" svg:x="11.076cm" svg:y="9.692cm">
            <text:p text:style-name="P1"><text:span text:style-name="T1">RIB Chang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7" draw:text-style-name="P3" draw:layer="layout" svg:x1="12.53cm" svg:y1="10.393cm" svg:x2="12.53cm" svg:y2="12.124cm">
            <text:p/>
          </draw:line>
          <draw:line draw:style-name="gr2" draw:text-style-name="P3" draw:layer="layout" svg:x1="11.614cm" svg:y1="15.103cm" svg:x2="12.676cm" svg:y2="16.673cm">
            <text:p/>
          </draw:line>
          <draw:line draw:style-name="gr2" draw:text-style-name="P3" draw:layer="layout" svg:x1="2.724cm" svg:y1="12.825cm" svg:x2="1.662cm" svg:y2="14.395cm">
            <text:p/>
          </draw:line>
          <draw:line draw:style-name="gr2" draw:text-style-name="P3" draw:layer="layout" svg:x1="3.486cm" svg:y1="12.825cm" svg:x2="4.548cm" svg:y2="14.395cm">
            <text:p/>
          </draw:line>
          <draw:line draw:style-name="gr2" draw:text-style-name="P3" draw:layer="layout" svg:x1="11.406cm" svg:y1="12.825cm" svg:x2="7.804cm" svg:y2="14.395cm">
            <text:p/>
          </draw:line>
          <draw:line draw:style-name="gr2" draw:text-style-name="P3" draw:layer="layout" svg:x1="13.646cm" svg:y1="12.825cm" svg:x2="16.948cm" svg:y2="14.395cm">
            <text:p/>
          </draw:line>
        </draw:g>
        <draw:g>
          <draw:custom-shape draw:style-name="gr1" draw:text-style-name="P2" draw:layer="layout" svg:width="2.948cm" svg:height="0.701cm" svg:x="9.644cm" svg:y="6.512cm">
            <text:p text:style-name="P1"><text:span text:style-name="T1">Deaggregat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4" draw:layer="layout" svg:width="2.948cm" svg:height="0.701cm" svg:x="5.61cm" svg:y="6.512cm">
            <text:p text:style-name="P1"><text:span text:style-name="T1">Top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5" draw:layer="layout" svg:width="2.948cm" svg:height="0.701cm" svg:x="13.738cm" svg:y="6.512cm">
            <text:p text:style-name="P1"><text:span text:style-name="T1">Delegat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1" draw:text-style-name="P6" draw:layer="layout" svg:width="2.948cm" svg:height="0.701cm" svg:x="11.676cm" svg:y="4.08cm">
            <text:p text:style-name="P1"><text:span text:style-name="T1">Prefix Category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7" draw:layer="layout" svg:width="2.948cm" svg:height="0.701cm" svg:x="17.748cm" svg:y="6.512cm">
            <text:p text:style-name="P1"><text:span text:style-name="T1">Lonely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3" draw:layer="layout" svg:x1="12.768cm" svg:y1="4.796cm" svg:x2="11.706cm" svg:y2="6.512cm">
            <text:p/>
          </draw:line>
          <draw:line draw:style-name="gr2" draw:text-style-name="P3" draw:layer="layout" svg:x1="13.438cm" svg:y1="4.796cm" svg:x2="14.5cm" svg:y2="6.512cm">
            <text:p/>
          </draw:line>
          <draw:line draw:style-name="gr2" draw:text-style-name="P3" draw:layer="layout" svg:x1="12.006cm" svg:y1="4.796cm" svg:x2="8.15cm" svg:y2="6.512cm">
            <text:p/>
          </draw:line>
          <draw:line draw:style-name="gr2" draw:text-style-name="P3" draw:layer="layout" svg:x1="14.246cm" svg:y1="4.796cm" svg:x2="18.31cm" svg:y2="6.512cm">
            <text:p/>
          </draw:line>
        </draw:g>
        <presentation:notes draw:style-name="dp2">
          <draw:page-thumbnail draw:style-name="gr13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15:24:46.999609424</meta:creation-date>
    <dc:date>2016-08-08T16:08:17.990522162</dc:date>
    <meta:editing-duration>PT15M36S</meta:editing-duration>
    <meta:editing-cycles>5</meta:editing-cycles>
    <meta:generator>LibreOffice/5.1.4.2$Linux_x86 LibreOffice_project/10m0$Build-2</meta:generator>
    <meta:document-statistic meta:object-count="63"/>
  </office:meta>
</office:document-meta>
</file>